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26C000001A459DB4828253D6C6A.png" manifest:media-type="image/png"/>
  <manifest:file-entry manifest:full-path="Pictures/100002010000026C000001A402870D46F9A688A2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7.437cm" svg:height="5.038cm" svg:x="-0.037cm" svg:y="0.01cm">
          <draw:image xlink:href="Pictures/100002010000026C000001A402870D46F9A688A2.png" xlink:type="simple" xlink:show="embed" xlink:actuate="onLoad">
            <text:p/>
          </draw:image>
        </draw:frame>
        <draw:frame draw:style-name="gr1" draw:text-style-name="P1" draw:layer="layout" svg:width="7.573cm" svg:height="5.129cm" svg:x="7.4cm" svg:y="-0.09cm">
          <draw:image xlink:href="Pictures/100002010000026C000001A459DB4828253D6C6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5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12-02T07:39:20.668799000</dc:date>
    <meta:editing-duration>PT4M33S</meta:editing-duration>
    <meta:editing-cycles>3</meta:editing-cycles>
    <meta:generator>LibreOffice/5.0.3.2$MacOSX_X86_64 LibreOffice_project/e5f16313668ac592c1bfb310f4390624e3dbfb75</meta:generator>
    <meta:document-statistic meta:object-count="2"/>
  </office:meta>
</office:document-meta>
</file>